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style:font-name="Bitstream Vera Sans" fo:font-size="26pt" style:font-size-asian="26pt" style:font-size-complex="26pt"/>
    </style:style>
    <style:style style:name="P2" style:family="paragraph">
      <loext:graphic-properties draw:fill-color="#ffffff"/>
      <style:paragraph-properties fo:text-align="start"/>
      <style:text-properties style:font-name="Bitstream Vera Sans" fo:font-size="26pt" style:font-size-asian="26pt" style:font-size-complex="26pt"/>
    </style:style>
    <style:style style:name="P3" style:family="paragraph">
      <loext:graphic-properties draw:fill-color="#ffffff"/>
    </style:style>
    <style:style style:name="T1" style:family="text">
      <style:text-properties style:font-name="Bitstream Vera Sans"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pan text:style-name="T1">a probabilistic programming language for specifying statistical models</text:span></text:p>
              </text:list-item>
              <text:list-item>
                <text:p text:style-name="P1"><text:span text:style-name="T1">provide a flexible probabilistic programming language for statistical modeling along with a suite of inference tools for fitting models that are robust, scalable, and efficient.</text:span></text:p>
              </text:list-item>
              <text:list-item>
                <text:p text:style-name="P1"><text:span text:style-name="T1">MCMC techniques based on HM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 interf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: <text:span text:style-name="T2">RStan</text:span></text:p>
              </text:list-item>
              <text:list-item>
                <text:p>Python: <text:span text:style-name="T2">PySt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yStan has the following dependencies:</text:p>
              </text:list-header>
              <text:list-item>
                <text:p>Python: 2.7, &gt;=3.3</text:p>
              </text:list-item>
              <text:list-item>
                <text:p>Cython: &gt;=0.22</text:p>
              </text:list-item>
              <text:list-item>
                <text:p>NumPy: &gt;=1.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2:03:52.058739472</meta:creation-date>
    <dc:date>2020-07-06T12:15:37.321669999</dc:date>
    <meta:editing-duration>PT11M44S</meta:editing-duration>
    <meta:editing-cycles>4</meta:editing-cycles>
    <meta:generator>LibreOffice/5.1.6.2$Linux_X86_64 LibreOffice_project/10m0$Build-2</meta:generator>
    <meta:document-statistic meta:object-count="33"/>
  </office:meta>
</office:document-meta>
</file>